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Курсив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73b900" style:font-name="Trebuchet MS" fo:font-weight="bold" style:font-weight-asian="bold" style:font-weight-complex="bold" fo:hyphenate="false"/>
    </style:style>
    <style:style style:name="P3" style:family="paragraph">
      <style:paragraph-properties fo:margin-left="0.1201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.1201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color="#ffffff" style:font-name="Trebuchet MS" fo:font-weight="bold" style:font-weight-asian="bold" style:font-weight-complex="bold" fo:hyphenate="false"/>
    </style:style>
    <style:style style:name="P5" style:family="paragraph">
      <style:paragraph-properties fo:margin-left="0.1201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color="#000000" fo:hyphenate="false"/>
    </style:style>
    <style:style style:name="P6" style:family="paragraph">
      <style:paragraph-properties fo:margin-left="0.1201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color="#000000" style:font-name="Trebuchet MS" fo:font-weight="bold" style:font-weight-asian="bold" style:font-weight-complex="bold"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color="#73b900" style:font-name="Trebuchet MS" fo:font-weight="bold" style:font-weight-asian="bold" style:font-weight-complex="bold"/>
    </style:style>
    <style:style style:name="T2" style:family="text">
      <style:text-properties fo:color="#ffffff" style:font-name="Trebuchet MS" fo:font-weight="bold" style:font-weight-asian="bold" style:font-weight-complex="bold"/>
    </style:style>
    <style:style style:name="T3" style:family="text">
      <style:text-properties fo:color="#000000" style:font-name="Trebuchet MS" fo:font-weight="bold" style:font-weight-asian="bold" style:font-weight-complex="bold"/>
    </style:style>
    <style:style style:name="gr1" style:family="graphic">
      <style:graphic-properties draw:stroke="solid" svg:stroke-width="0.0071in" svg:stroke-color="#eeeeee" draw:marker-start-width="0.1492in" draw:marker-end-width="0.1492in" svg:stroke-opacity="100%" draw:stroke-linejoin="miter" draw:fill="solid" draw:fill-color="#333333" draw:textarea-vertical-align="middle" fo:min-height="0.5181in" fo:padding-top="-0.026in" fo:padding-bottom="-0.026in" fo:padding-left="-0.026in" fo:padding-right="-0.0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1in" svg:stroke-color="#eeeeee" draw:marker-start-width="0.1492in" draw:marker-end-width="0.1492in" svg:stroke-opacity="100%" draw:stroke-linejoin="miter" draw:fill="solid" draw:fill-color="#3333ff" draw:textarea-vertical-align="middle" fo:min-height="0.2807in" fo:padding-top="-0.026in" fo:padding-bottom="-0.026in" fo:padding-left="-0.026in" fo:padding-right="-0.0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1in" svg:stroke-color="#eeeeee" draw:marker-start-width="0.1492in" draw:marker-end-width="0.1492in" svg:stroke-opacity="100%" draw:stroke-linejoin="miter" draw:fill="solid" draw:fill-color="#3333ff" draw:textarea-vertical-align="middle" fo:min-height="0.3228in" fo:padding-top="-0.026in" fo:padding-bottom="-0.026in" fo:padding-left="-0.026in" fo:padding-right="-0.0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71in" svg:stroke-color="#eeeeee" draw:marker-start-width="0.1492in" draw:marker-end-width="0.1492in" svg:stroke-opacity="100%" draw:stroke-linejoin="none" svg:stroke-linecap="round" draw:fill="solid" draw:fill-color="#ff99ff" draw:textarea-vertical-align="middle" fo:min-height="0.2807in" fo:padding-top="-0.026in" fo:padding-bottom="-0.026in" fo:padding-left="-0.026in" fo:padding-right="-0.0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71in" svg:stroke-color="#eeeeee" draw:marker-start-width="0.1492in" draw:marker-end-width="0.1492in" svg:stroke-opacity="100%" draw:stroke-linejoin="miter" draw:fill="solid" draw:fill-color="#ff99ff" draw:textarea-vertical-align="middle" fo:min-height="0.2807in" fo:padding-top="-0.026in" fo:padding-bottom="-0.026in" fo:padding-left="-0.026in" fo:padding-right="-0.0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7in" svg:stroke-color="#73b900" draw:marker-start-width="0.2016in" draw:marker-end-width="0.2016in" draw:fill-color="#73b9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17in" svg:stroke-color="#73b900" draw:marker-start-width="0.2016in" draw:marker-end="Arrow_20_concave" draw:marker-end-width="0.2016in" draw:fill-color="#73b9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17in" svg:stroke-color="#73b900" draw:marker-start-width="0.2016in" draw:marker-end="Arrow_20_concave" draw:marker-end-width="0.2016in" draw:fill-color="#73b9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2.1043in" svg:height="0.4657in" svg:x="2.4429in" svg:y="0.0563in"><draw:text-box><text:p text:style-name="P1"><text:span text:style-name="T1">OnActorConstructed</text:span></text:p></draw:text-box></draw:frame><draw:frame text:anchor-type="paragraph" draw:z-index="7" draw:style-name="gr5" draw:text-style-name="P6" svg:width="5.5406in" svg:height="0.228in" svg:x="0.2646in" svg:y="3.8126in"><draw:text-box><text:p text:style-name="P5"><text:span text:style-name="T3">Render object submit</text:span></text:p></draw:text-box></draw:frame><draw:frame text:anchor-type="paragraph" draw:z-index="6" draw:style-name="gr4" draw:text-style-name="P6" svg:width="5.5398in" svg:height="0.228in" svg:x="0.2646in" svg:y="2.5937in"><draw:text-box><text:p text:style-name="P5"><text:span text:style-name="T3">Physics update</text:span></text:p></draw:text-box></draw:frame><draw:frame text:anchor-type="paragraph" draw:z-index="5" draw:style-name="gr3" draw:text-style-name="P4" svg:width="6.4098in" svg:height="0.2705in" svg:x="0.2646in" svg:y="5.1043in"><draw:text-box><text:p text:style-name="P3"><text:span text:style-name="T2">Frame end</text:span></text:p></draw:text-box></draw:frame><draw:frame text:anchor-type="paragraph" draw:z-index="4" draw:style-name="gr2" draw:text-style-name="P4" svg:width="6.4067in" svg:height="0.228in" svg:x="0.2646in" svg:y="1.3252in"><draw:text-box><text:p text:style-name="P3"><text:span text:style-name="T2">Frame begin</text:span></text:p></draw:text-box></draw:frame><draw:frame text:anchor-type="paragraph" draw:z-index="3" draw:style-name="gr1" draw:text-style-name="P2" svg:width="2.1043in" svg:height="0.4657in" svg:x="2.4429in" svg:y="1.8575in"><draw:text-box><text:p text:style-name="P1"><text:span text:style-name="T1">OnPrePhysics</text:span></text:p></draw:text-box></draw:frame><draw:frame text:anchor-type="paragraph" draw:z-index="2" draw:style-name="gr1" draw:text-style-name="P2" svg:width="2.1043in" svg:height="0.4657in" svg:x="2.4429in" svg:y="3.0953in"><draw:text-box><text:p text:style-name="P1"><text:span text:style-name="T1">OnPostPhysics</text:span></text:p></draw:text-box></draw:frame><draw:frame text:anchor-type="paragraph" draw:z-index="1" draw:style-name="gr1" draw:text-style-name="P2" svg:width="2.1043in" svg:height="0.4657in" svg:x="2.4429in" svg:y="4.3035in"><draw:text-box><text:p text:style-name="P1"><text:span text:style-name="T1">OnUpdate</text:span></text:p></draw:text-box></draw:frame><draw:line text:anchor-type="paragraph" draw:z-index="8" draw:style-name="gr6" draw:text-style-name="P7" svg:x1="3.4882in" svg:y1="5.4618in" svg:x2="3.4882in" svg:y2="5.8102in"><text:p/></draw:line><draw:line text:anchor-type="paragraph" draw:z-index="9" draw:style-name="gr6" draw:text-style-name="P7" svg:x1="3.4882in" svg:y1="5.7898in" svg:x2="0.1181in" svg:y2="5.7898in"><text:p/></draw:line><draw:line text:anchor-type="paragraph" draw:z-index="10" draw:style-name="gr6" draw:text-style-name="P8" svg:x1="0.1382in" svg:y1="5.7898in" svg:x2="0.1382in" svg:y2="0.7972in"><text:p/></draw:line><draw:line text:anchor-type="paragraph" draw:z-index="11" draw:style-name="gr6" draw:text-style-name="P8" svg:x1="0.1189in" svg:y1="0.7972in" svg:x2="3.3843in" svg:y2="0.7972in"><text:p/></draw:line><draw:line text:anchor-type="paragraph" draw:z-index="12" draw:style-name="gr7" draw:text-style-name="P7" svg:x1="3.3618in" svg:y1="0.7972in" svg:x2="3.3618in" svg:y2="1.2165in"><text:p/></draw:line><draw:line text:anchor-type="paragraph" draw:z-index="13" draw:style-name="gr8" draw:text-style-name="P7" svg:x1="3.6346in" svg:y1="0.5984in" svg:x2="3.6346in" svg:y2="1.2303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Курсив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shido Matazuki</meta:initial-creator>
    <meta:creation-date>2022-04-30T12:17:05.31</meta:creation-date>
    <dc:date>2022-04-30T14:54:17</dc:date>
    <dc:creator>Goshido Matazuki</dc:creator>
    <meta:editing-duration>PT2H14M37S</meta:editing-duration>
    <meta:editing-cycles>6</meta:editing-cycles>
    <meta:generator>OpenOffice/4.1.11$Win32 OpenOffice.org_project/4111m1$Build-9808</meta:generator>
    <meta:document-statistic meta:table-count="0" meta:image-count="0" meta:object-count="0" meta:page-count="1" meta:paragraph-count="0" meta:word-count="0" meta:character-count="0"/>
  </office:meta>
</office:document-meta>
</file>